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ans CJK HK" svg:font-family="Noto Sans CJK HK" style:font-family-generic="system" style:font-pitch="variable"/>
    <style:font-face style:name="Noto Sans" svg:font-family="Noto Sans"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Aptos Display" svg:font-family="Aptos Display" style:font-family-generic="roman"/>
    <style:font-face style:name="Mangal" svg:font-family="Mangal" style:font-family-generic="roman" style:font-pitch="variable" svg:panose-1="0 0 4 0 0 0 0 0 0 0"/>
    <style:font-face style:name="Aptos" svg:font-family="Aptos" style:font-family-generic="roman"/>
  </office:font-face-decls>
  <office:automatic-styles>
    <style:style style:name="P1" style:parent-style-name="Heading1" style:master-page-name="MP0" style:family="paragraph">
      <style:paragraph-properties fo:break-before="page"/>
    </style:style>
    <style:style style:name="P2" style:parent-style-name="Textbody" style:family="paragraph">
      <style:paragraph-properties fo:text-align="justify"/>
    </style:style>
    <style:style style:name="P3" style:parent-style-name="Heading1" style:family="paragraph">
      <style:paragraph-properties fo:text-align="justify"/>
    </style:style>
    <style:style style:name="P4" style:parent-style-name="Textbody" style:family="paragraph">
      <style:paragraph-properties fo:text-align="justify"/>
    </style:style>
    <style:style style:name="P5" style:parent-style-name="Textbody" style:family="paragraph">
      <style:paragraph-properties fo:text-align="justify"/>
    </style:style>
    <style:style style:name="P6" style:parent-style-name="Textbody" style:family="paragraph">
      <style:paragraph-properties fo:text-align="justify"/>
    </style:style>
    <style:style style:name="P7" style:parent-style-name="Textbody" style:family="paragraph">
      <style:paragraph-properties fo:text-align="justify"/>
    </style:style>
    <style:style style:name="P8" style:parent-style-name="Textbody" style:family="paragraph">
      <style:paragraph-properties fo:text-align="justify"/>
    </style:style>
    <style:style style:name="P9" style:parent-style-name="Textbody" style:family="paragraph">
      <style:paragraph-properties fo:text-align="justify"/>
    </style:style>
  </office:automatic-styles>
  <office:body>
    <office:text text:use-soft-page-breaks="true">
      <text:h text:style-name="P1" text:outline-level="1">Abstract</text:h>
      <text:p text:style-name="P2">We present an apparatus designed for the observation of charged oil droplets in an electric field for the purposes of determining the atomic nature of<text:s/>charge by measuring the force experienced by the particle in an electric field of known strength.<text:s/>While it is easy to produce an electric field of known strength, there is great difficulty in the observation of particles with<text:s/>little charge.<text:s/>By<text:s/>careful observation of charged oil droplets, we find that<text:s/>charge is quantized in nature, directly observing<text:s/>integer multiples of charge on<text:s/>our oil droplets</text:p>
      <text:h text:style-name="P3" text:outline-level="1">Introduction</text:h>
      <text:p text:style-name="P4">The motion of any charged particle in atmosphere, within an electromagnetic field are easily modelled as a combination<text:s/>free fall,<text:s/>buoyant,<text:s/>and coulomb interactions \verb+\cite{#1}+. These forces take the form,</text:p>
      <text:p text:style-name="P5">\begin{equation}\label{forces}</text:p>
      <text:p text:style-name="P6">\end{equation</text:p>
      <text:p text:style-name="P7"/>
      <text:p text:style-name="P8">By directly observing the motion of particles during free fall and in an electric field independently, we hope<text:s/>to<text:s/>directly determine the charge on the particle.<text:s/>Due to the<text:s/>interaction of<text:s/>buoyant<text:s/>forces on our particle, it may be extremely difficult to track their motion without sophisticated computer hardware, due to the nonlinear nature free fall velocity. For this reason, we opt to observe microscopic particles using with very low mass such that they can be assumed to always be at terminal velocity. A severe consequence of this decision is that the forces on such particles will be incredibly small–on the order of $$ Newtons. To accomplish this, we use non-volatile oil, introduced into the viewing chamber by an atomizer. With careful consideration of external conditions, it is possible to ascertain the charge on the oil droplets by their free fall velocity and coulomb interaction velocity alone. From (\ref{forces}) we can express …</text:p>
      <text:p text:style-name="P9">There are a variety of ways to manipulate charged particles<text:s/>using external electromagnetic fields<text:s/>\verb+\cite{#2}+.<text:s/>We utilize<text:s/>a purely electric field, due to two key advantages over magnetic fields.<text:s/>The electromagnetic fields created must be unform such that it is possible to reliably measure the forces acting on particles–for this it is possible to use<text:s/>several<text:s/>devices, however magnetic fields are conventionally produced using windings of wire, dramatically increasing the complexity of optical observation of the particles inside the field.<text:s/>Second,<text:s/>the motion of charged particles in a uniform magnetic field is known to be circular, increasing the complexity in<text:s/>the determination of force. For these reasons, we employ a simple plate capacitor to produce a uniform electric field, as it permits the construction of a straightforward viewing chamber, shown in figure \ref{apparatus}.<text:s/>A capacitor also has the advantage of producing uniform fields which drive particles in a perfectly vertical manner, simplifying the determination of their motion.<text:s/></text:p>
      <text:soft-page-break/>
      <text:h text:style-name="Heading1" text:outline-level="1">Observation of Non-Volatile Oil Droplets</text:h>
      <text:p text:style-name="Textbody">With the capacitor connected to the DC power supply with 500V, we<text:s/>manipulated<text:s/>the electric field in the viewing chamber by selectively switching between ground and charged modes.<text:s/>With the plates grounded, we introduce oil droplets between the plates through a port above. Then, we isolate droplets which we perceive to be of low charge and record<text:s/>their<text:s/>rise and fall velocity with plates charged and grounded, respectively.<text:s/>By<text:s/>carefully controlling the conditions within the viewing chamber, we<text:s/>then<text:s/>record<text:s/>the time to move between the 0.5 mm markings in the viewing chamber.</text:p>
      <text:p text:style-name="Textbody">To eliminate uncertainty about the effects of the oil droplet on the motion in the electric field, we<text:s/>manipulate the charge on our oil droplets by means of ionization. An alpha source, Thorium-232, is placed near the drop and can be toggled using a lever on the side of the apparatus.</text:p>
      <text:h text:style-name="Heading1" text:outline-level="1">Discussion</text:h>
      <text:p text:style-name="Textbody">In the analysis of our data, we find values for electron charge in<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ans CJK HK" svg:font-family="Noto Sans CJK HK" style:font-family-generic="system" style:font-pitch="variable"/>
    <style:font-face style:name="Noto Sans" svg:font-family="Noto Sans"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Aptos Display" svg:font-family="Aptos Display" style:font-family-generic="roman"/>
    <style:font-face style:name="Mangal" svg:font-family="Mangal" style:font-family-generic="roman" style:font-pitch="variable" svg:panose-1="0 0 4 0 0 0 0 0 0 0"/>
    <style:font-face style:name="Aptos" svg:font-family="Aptos"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ans CJK HK" style:font-name-complex="Noto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Normal">
      <style:paragraph-properties style:contextual-spacing="true"/>
      <style:text-properties style:font-name="Aptos Display" style:font-name-asian="Times New Roman" style:font-name-complex="Mangal" fo:letter-spacing="-0.0069in" style:letter-kerning="true" fo:font-size="28pt" style:font-size-asian="28pt" style:font-size-complex="25pt" fo:hyphenate="false"/>
    </style:style>
    <style:style style:name="TitleChar" style:display-name="Title Char" style:family="text" style:parent-style-name="DefaultParagraphFont">
      <style:text-properties style:font-name="Aptos Display" style:font-name-asian="Times New Roman" style:font-name-complex="Mangal" fo:letter-spacing="-0.0069in" style:letter-kerning="true" fo:font-size="28pt" style:font-size-asian="28pt" style:font-size-complex="2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Grant Saggars</dc:creator>
    <meta:creation-date>2025-02-02T14:03:00Z</meta:creation-date>
    <dc:date>2025-02-02T22:08:00Z</dc:date>
    <meta:template xlink:href="Normal.dotm" xlink:type="simple"/>
    <meta:editing-cycles>15</meta:editing-cycles>
    <meta:editing-duration>PT6540S</meta:editing-duration>
    <meta:document-statistic meta:page-count="2" meta:paragraph-count="7" meta:word-count="568" meta:character-count="3805" meta:row-count="27" meta:non-whitespace-character-count="3244"/>
  </office:meta>
</office:document-meta>
</file>